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B0000010702D7ACD351D361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5.2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5.228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9900" draw:fill="none" draw:textarea-vertical-align="middle"/>
    </style:style>
    <style:style style:name="gr5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objectwitharrow">
      <style:graphic-properties draw:stroke="none" svg:stroke-color="#000000" draw:fill="none" draw:fill-color="#ffffff" fo:min-height="0.712cm"/>
    </style:style>
    <style:style style:name="gr7" style:family="graphic" style:parent-style-name="objectwitharrow">
      <style:graphic-properties draw:stroke="none" svg:stroke-color="#000000" draw:fill="none" draw:fill-color="#ffffff" fo:min-height="1.423cm"/>
    </style:style>
    <style:style style:name="gr8" style:family="graphic" style:parent-style-name="objectwitharrow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36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1cm" svg:height="2.8cm" svg:x="12cm" svg:y="3.6cm">
          <text:p text:style-name="P1">Lire liste cont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2.8cm" svg:x="12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2.8cm" svg:x="16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2.8cm" svg:x="12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37cm" svg:height="4.7cm" svg:x="3.763cm" svg:y="9.5cm">
          <draw:image xlink:href="Pictures/10000000000000CB0000010702D7ACD351D361D5.png" xlink:type="simple" xlink:show="embed" xlink:actuate="onLoad">
            <text:p/>
          </draw:image>
        </draw:frame>
        <draw:line draw:style-name="gr4" draw:text-style-name="P3" draw:layer="layout" svg:x1="6.4cm" svg:y1="9.8cm" svg:x2="12.2cm" svg:y2="5.5cm">
          <text:p/>
        </draw:line>
        <draw:line draw:style-name="gr4" draw:text-style-name="P3" draw:layer="layout" svg:x1="12.3cm" svg:y1="10.4cm" svg:x2="7.3cm" svg:y2="11.4cm">
          <text:p/>
        </draw:line>
        <draw:line draw:style-name="gr4" draw:text-style-name="P3" draw:layer="layout" svg:x1="16.4cm" svg:y1="14.4cm" svg:x2="7.3cm" svg:y2="12.6cm">
          <text:p/>
        </draw:line>
        <draw:line draw:style-name="gr4" draw:text-style-name="P3" draw:layer="layout" svg:x1="12.5cm" svg:y1="18.5cm" svg:x2="6.9cm" svg:y2="13.4cm">
          <text:p/>
        </draw:line>
        <draw:frame draw:style-name="gr5" draw:text-style-name="P4" draw:layer="layout" svg:width="0.502cm" svg:height="1.187cm" svg:x="15.1cm" svg:y="10.1cm">
          <draw:text-box>
            <text:p/>
          </draw:text-box>
        </draw:frame>
        <draw:frame draw:style-name="gr6" draw:text-style-name="P4" draw:layer="layout" svg:width="5.2cm" svg:height="0.962cm" svg:x="14cm" svg:y="9.738cm">
          <draw:text-box>
            <text:p>Créer contact</text:p>
          </draw:text-box>
        </draw:frame>
        <draw:frame draw:style-name="gr7" draw:text-style-name="P4" draw:layer="layout" svg:width="5.7cm" svg:height="1.673cm" svg:x="17.7cm" svg:y="13.9cm">
          <draw:text-box>
            <text:p>Supprimer contact</text:p>
          </draw:text-box>
        </draw:frame>
        <draw:frame draw:style-name="gr8" draw:text-style-name="P4" draw:layer="layout" svg:width="5.6cm" svg:height="1cm" svg:x="14.1cm" svg:y="18cm">
          <draw:text-box>
            <text:p>Modifier contact</text:p>
          </draw:text-box>
        </draw:frame>
        <draw:frame draw:style-name="gr9" draw:text-style-name="P6" draw:layer="layout" svg:width="8.9cm" svg:height="2.2cm" svg:x="1.4cm" svg:y="1.1cm">
          <draw:text-box>
            <text:p text:style-name="P5"><text:span text:style-name="T1">Use C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2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20:42:29.835000000</meta:creation-date>
    <dc:date>2016-10-05T23:30:09.789000000</dc:date>
    <meta:editing-duration>PT21M48S</meta:editing-duration>
    <meta:editing-cycles>4</meta:editing-cycles>
    <meta:generator>LibreOffice/5.1.4.2$Windows_x86 LibreOffice_project/f99d75f39f1c57ebdd7ffc5f42867c12031db97a</meta:generator>
    <meta:document-statistic meta:object-count="14"/>
  </office:meta>
</office:document-meta>
</file>